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311in"/>
    </style:style>
    <style:style style:name="co2" style:family="table-column">
      <style:table-column-properties fo:break-before="auto" style:column-width="3.3516in"/>
    </style:style>
    <style:style style:name="co3" style:family="table-column">
      <style:table-column-properties fo:break-before="auto" style:column-width="0.8929in"/>
    </style:style>
    <style:style style:name="co4" style:family="table-column">
      <style:table-column-properties fo:break-before="auto" style:column-width="0.8717in"/>
    </style:style>
    <style:style style:name="co5" style:family="table-column">
      <style:table-column-properties fo:break-before="auto" style:column-width="0.761in"/>
    </style:style>
    <style:style style:name="co6" style:family="table-column">
      <style:table-column-properties fo:break-before="auto" style:column-width="1.1134in"/>
    </style:style>
    <style:style style:name="co7" style:family="table-column">
      <style:table-column-properties fo:break-before="auto" style:column-width="2.778in"/>
    </style:style>
    <style:style style:name="co8" style:family="table-column">
      <style:table-column-properties fo:break-before="auto" style:column-width="2.5902in"/>
    </style:style>
    <style:style style:name="co9" style:family="table-column">
      <style:table-column-properties fo:break-before="auto" style:column-width="8.7965in"/>
    </style:style>
    <style:style style:name="co10" style:family="table-column">
      <style:table-column-properties fo:break-before="auto" style:column-width="2.4917in"/>
    </style:style>
    <style:style style:name="co11" style:family="table-column">
      <style:table-column-properties fo:break-before="auto" style:column-width="3.0866in"/>
    </style:style>
    <style:style style:name="co12" style:family="table-column">
      <style:table-column-properties fo:break-before="auto" style:column-width="7.8272in"/>
    </style:style>
    <style:style style:name="co13" style:family="table-column">
      <style:table-column-properties fo:break-before="auto" style:column-width="1.8626in"/>
    </style:style>
    <style:style style:name="co14" style:family="table-column">
      <style:table-column-properties fo:break-before="auto" style:column-width="0.4736in"/>
    </style:style>
    <style:style style:name="co15" style:family="table-column">
      <style:table-column-properties fo:break-before="auto" style:column-width="15.7311in"/>
    </style:style>
    <style:style style:name="co16" style:family="table-column">
      <style:table-column-properties fo:break-before="auto" style:column-width="0.7165in"/>
    </style:style>
    <style:style style:name="ro1" style:family="table-row">
      <style:table-row-properties style:row-height="0.1917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1965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5.3063in" fo:break-before="auto" style:use-optimal-row-height="true"/>
    </style:style>
    <style:style style:name="ro6" style:family="table-row">
      <style:table-row-properties style:row-height="1.4299in" fo:break-before="auto" style:use-optimal-row-height="true"/>
    </style:style>
    <style:style style:name="ro7" style:family="table-row">
      <style:table-row-properties style:row-height="2.8398in" fo:break-before="auto" style:use-optimal-row-height="true"/>
    </style:style>
    <style:style style:name="ro8" style:family="table-row">
      <style:table-row-properties style:row-height="4.6016in" fo:break-before="auto" style:use-optimal-row-height="true"/>
    </style:style>
    <style:style style:name="ro9" style:family="table-row">
      <style:table-row-properties style:row-height="1.9583in" fo:break-before="auto" style:use-optimal-row-height="true"/>
    </style:style>
    <style:style style:name="ro10" style:family="table-row">
      <style:table-row-properties style:row-height="2.1346in" fo:break-before="auto" style:use-optimal-row-height="true"/>
    </style:style>
    <style:style style:name="ro11" style:family="table-row">
      <style:table-row-properties style:row-height="1.2535in" fo:break-before="auto" style:use-optimal-row-height="true"/>
    </style:style>
    <style:style style:name="ro12" style:family="table-row">
      <style:table-row-properties style:row-height="2.311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3.1925in" fo:break-before="auto" style:use-optimal-row-height="true"/>
    </style:style>
    <style:style style:name="ro15" style:family="table-row">
      <style:table-row-properties style:row-height="4.4256in" fo:break-before="auto" style:use-optimal-row-height="true"/>
    </style:style>
    <style:style style:name="ro16" style:family="table-row">
      <style:table-row-properties style:row-height="3.3681in" fo:break-before="auto" style:use-optimal-row-height="true"/>
    </style:style>
    <style:style style:name="ro17" style:family="table-row">
      <style:table-row-properties style:row-height="3.0161in" fo:break-before="auto" style:use-optimal-row-height="true"/>
    </style:style>
    <style:style style:name="ro18" style:family="table-row">
      <style:table-row-properties style:row-height="1.7827in" fo:break-before="auto" style:use-optimal-row-height="true"/>
    </style:style>
    <style:style style:name="ro19" style:family="table-row">
      <style:table-row-properties style:row-height="4.0728in" fo:break-before="auto" style:use-optimal-row-height="true"/>
    </style:style>
    <style:style style:name="ro20" style:family="table-row">
      <style:table-row-properties style:row-height="3.7209in" fo:break-before="auto" style:use-optimal-row-height="true"/>
    </style:style>
    <style:style style:name="ro21" style:family="table-row">
      <style:table-row-properties style:row-height="1.078in" fo:break-before="auto" style:use-optimal-row-height="true"/>
    </style:style>
    <style:style style:name="ro22" style:family="table-row">
      <style:table-row-properties style:row-height="0.2071in" fo:break-before="auto" style:use-optimal-row-height="true"/>
    </style:style>
    <style:style style:name="ta1" style:family="table" style:master-page-name="PageStyle_5f_Categories">
      <style:table-properties table:display="true" style:writing-mode="lr-tb"/>
    </style:style>
    <style:style style:name="ta2" style:family="table" style:master-page-name="PageStyle_5f_Moments">
      <style:table-properties table:display="true" style:writing-mode="lr-tb"/>
    </style:style>
    <style:style style:name="ta3" style:family="table" style:master-page-name="PageStyle_5f_Suggestions">
      <style:table-properties table:display="true" style:writing-mode="lr-tb"/>
    </style:style>
    <style:style style:name="ta4" style:family="table" style:master-page-name="PageStyle_5f_Morning_20_prayer">
      <style:table-properties table:display="true" style:writing-mode="lr-tb"/>
    </style:style>
    <style:style style:name="ta5" style:family="table" style:master-page-name="PageStyle_5f_Confession">
      <style:table-properties table:display="true" style:writing-mode="lr-tb"/>
    </style:style>
    <style:style style:name="ta6" style:family="table" style:master-page-name="PageStyle_5f_Other">
      <style:table-properties table:display="true" style:writing-mode="lr-tb"/>
    </style:style>
    <style:style style:name="ta7" style:family="table" style:master-page-name="PageStyle_5f_Background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1]))&gt;0)" style:apply-style-name="ConditionalStyle_5f_1" style:base-cell-address="'Morning prayer'.B1"/>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1]))&gt;0)" style:apply-style-name="ConditionalStyle_5f_1" style:base-cell-address="'Morning prayer'.B1"/>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1]))&gt;0)" style:apply-style-name="ConditionalStyle_5f_1" style:base-cell-address="Confession.B1"/>
    </style:style>
    <style:style style:name="ce2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1]))&gt;0)" style:apply-style-name="ConditionalStyle_5f_1" style:base-cell-address="Confession.B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1]))&gt;0)" style:apply-style-name="ConditionalStyle_5f_1" style:base-cell-address="Other.B1"/>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B1]))&gt;0)" style:apply-style-name="ConditionalStyle_5f_1" style:base-cell-address="Other.B1"/>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tego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number-columns-repeated="56" table:default-cell-style-name="Default"/>
        <table:table-row table:style-name="ro1">
          <table:table-cell table:style-name="ce1" office:value-type="string" calcext:value-type="string">
            <text:p>Title</text:p>
          </table:table-cell>
          <table:table-cell table:style-name="ce1" office:value-type="string" calcext:value-type="string">
            <text:p>Description</text:p>
          </table:table-cell>
          <table:table-cell table:style-name="ce1" office:value-type="string" calcext:value-type="string">
            <text:p>Morning</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Breakfast</text:p>
          </table:table-cell>
          <table:table-cell table:style-name="ce1" office:value-type="string" calcext:value-type="string">
            <text:p>Lunch</text:p>
          </table:table-cell>
          <table:table-cell table:style-name="ce1" office:value-type="string" calcext:value-type="string">
            <text:p>Dinner</text:p>
          </table:table-cell>
          <table:table-cell table:style-name="ce1" office:value-type="string" calcext:value-type="string">
            <text:p>UniqueID</text:p>
          </table:table-cell>
          <table:table-cell table:number-columns-repeated="55"/>
        </table:table-row>
        <table:table-row table:style-name="ro1">
          <table:table-cell table:style-name="ce2" office:value-type="string" calcext:value-type="string">
            <text:p>Morning prayer</text:p>
          </table:table-cell>
          <table:table-cell table:style-name="ce2" office:value-type="string" calcext:value-type="string">
            <text:p>Something to start your day with</text:p>
          </table:table-cell>
          <table:table-cell table:style-name="ce2" office:value-type="string" calcext:value-type="string">
            <text:p>x</text:p>
          </table:table-cell>
          <table:table-cell table:style-name="ce2" table:number-columns-repeated="2"/>
          <table:table-cell table:style-name="ce2" office:value-type="string" calcext:value-type="string">
            <text:p>x</text:p>
          </table:table-cell>
          <table:table-cell table:style-name="ce2" table:number-columns-repeated="2"/>
          <table:table-cell table:style-name="ce2" office:value-type="string" calcext:value-type="string">
            <text:p>EYgQr</text:p>
          </table:table-cell>
          <table:table-cell table:number-columns-repeated="55"/>
        </table:table-row>
        <table:table-row table:style-name="ro1">
          <table:table-cell table:style-name="ce2" office:value-type="string" calcext:value-type="string">
            <text:p>Confession</text:p>
          </table:table-cell>
          <table:table-cell table:style-name="ce2" office:value-type="string" calcext:value-type="string">
            <text:p>What has been going on in your life?</text:p>
          </table:table-cell>
          <table:table-cell table:number-columns-repeated="6" table:style-name="ce2" office:value-type="string" calcext:value-type="string">
            <text:p>x</text:p>
          </table:table-cell>
          <table:table-cell table:style-name="ce2" office:value-type="string" calcext:value-type="string">
            <text:p>HC2KJ</text:p>
          </table:table-cell>
          <table:table-cell table:number-columns-repeated="55"/>
        </table:table-row>
        <table:table-row table:style-name="ro1">
          <table:table-cell table:style-name="ce2" office:value-type="string" calcext:value-type="string">
            <text:p>Opening/invocation</text:p>
          </table:table-cell>
          <table:table-cell table:style-name="ce2" office:value-type="string" calcext:value-type="string">
            <text:p>These prayers help you to start with praying</text:p>
          </table:table-cell>
          <table:table-cell table:number-columns-repeated="6" table:style-name="ce2" office:value-type="string" calcext:value-type="string">
            <text:p>x</text:p>
          </table:table-cell>
          <table:table-cell table:style-name="ce2" office:value-type="string" calcext:value-type="string">
            <text:p>MXxdX</text:p>
          </table:table-cell>
          <table:table-cell table:number-columns-repeated="55"/>
        </table:table-row>
        <table:table-row table:style-name="ro1">
          <table:table-cell table:style-name="ce2" office:value-type="string" calcext:value-type="string">
            <text:p>Other</text:p>
          </table:table-cell>
          <table:table-cell table:style-name="ce2" office:value-type="string" calcext:value-type="string">
            <text:p>Uncategorized</text:p>
          </table:table-cell>
          <table:table-cell table:number-columns-repeated="6" table:style-name="ce2" office:value-type="string" calcext:value-type="string">
            <text:p>x</text:p>
          </table:table-cell>
          <table:table-cell table:style-name="ce2" office:value-type="string" calcext:value-type="string">
            <text:p>fzNNJ</text:p>
          </table:table-cell>
          <table:table-cell table:number-columns-repeated="55"/>
        </table:table-row>
        <table:table-row table:style-name="ro2" table:number-rows-repeated="1048570">
          <table:table-cell table:number-columns-repeated="64"/>
        </table:table-row>
        <table:table-row table:style-name="ro2">
          <table:table-cell table:number-columns-repeated="64"/>
        </table:table-row>
      </table:table>
      <table:table table:name="Moments" table:style-name="ta2">
        <office:forms form:automatic-focus="false" form:apply-design-mode="false"/>
        <table:table-column table:style-name="co6" table:number-columns-repeated="64" table:default-cell-style-name="Default"/>
        <table:table-row table:style-name="ro1">
          <table:table-cell table:style-name="ce1" office:value-type="string" calcext:value-type="string">
            <text:p>Title</text:p>
          </table:table-cell>
          <table:table-cell table:style-name="ce1" office:value-type="string" calcext:value-type="string">
            <text:p>Enabled</text:p>
          </table:table-cell>
          <table:table-cell table:style-name="ce1" office:value-type="string" calcext:value-type="string">
            <text:p>UniqueID</text:p>
          </table:table-cell>
          <table:table-cell table:number-columns-repeated="61"/>
        </table:table-row>
        <table:table-row table:style-name="ro1">
          <table:table-cell table:style-name="ce2" office:value-type="string" calcext:value-type="string">
            <text:p>Morning</text:p>
          </table:table-cell>
          <table:table-cell table:style-name="ce2" office:value-type="string" calcext:value-type="string">
            <text:p>x</text:p>
          </table:table-cell>
          <table:table-cell table:style-name="ce2" office:value-type="string" calcext:value-type="string">
            <text:p>bDSNg</text:p>
          </table:table-cell>
          <table:table-cell table:number-columns-repeated="61"/>
        </table:table-row>
        <table:table-row table:style-name="ro1">
          <table:table-cell table:style-name="ce2" office:value-type="string" calcext:value-type="string">
            <text:p>Afternoon</text:p>
          </table:table-cell>
          <table:table-cell table:style-name="ce2"/>
          <table:table-cell table:style-name="ce2" office:value-type="string" calcext:value-type="string">
            <text:p>VcfiJ</text:p>
          </table:table-cell>
          <table:table-cell table:number-columns-repeated="61"/>
        </table:table-row>
        <table:table-row table:style-name="ro1">
          <table:table-cell table:style-name="ce2" office:value-type="string" calcext:value-type="string">
            <text:p>Evening</text:p>
          </table:table-cell>
          <table:table-cell table:style-name="ce2" office:value-type="string" calcext:value-type="string">
            <text:p>x</text:p>
          </table:table-cell>
          <table:table-cell table:style-name="ce2" office:value-type="string" calcext:value-type="string">
            <text:p>9w1t5</text:p>
          </table:table-cell>
          <table:table-cell table:number-columns-repeated="61"/>
        </table:table-row>
        <table:table-row table:style-name="ro1">
          <table:table-cell table:style-name="ce2" office:value-type="string" calcext:value-type="string">
            <text:p>Breakfast</text:p>
          </table:table-cell>
          <table:table-cell table:style-name="ce2"/>
          <table:table-cell table:style-name="ce2" office:value-type="string" calcext:value-type="string">
            <text:p>kgDnW</text:p>
          </table:table-cell>
          <table:table-cell table:number-columns-repeated="61"/>
        </table:table-row>
        <table:table-row table:style-name="ro1">
          <table:table-cell table:style-name="ce2" office:value-type="string" calcext:value-type="string">
            <text:p>Lunch</text:p>
          </table:table-cell>
          <table:table-cell table:style-name="ce2"/>
          <table:table-cell table:style-name="ce2" office:value-type="string" calcext:value-type="string">
            <text:p>RugQw</text:p>
          </table:table-cell>
          <table:table-cell table:number-columns-repeated="61"/>
        </table:table-row>
        <table:table-row table:style-name="ro1">
          <table:table-cell table:style-name="ce2" office:value-type="string" calcext:value-type="string">
            <text:p>Dinner</text:p>
          </table:table-cell>
          <table:table-cell table:style-name="ce2"/>
          <table:table-cell table:style-name="ce2" office:value-type="string" calcext:value-type="string">
            <text:p>RDk8e</text:p>
          </table:table-cell>
          <table:table-cell table:number-columns-repeated="61"/>
        </table:table-row>
        <table:table-row table:style-name="ro2" table:number-rows-repeated="1048568">
          <table:table-cell table:number-columns-repeated="64"/>
        </table:table-row>
        <table:table-row table:style-name="ro2">
          <table:table-cell table:number-columns-repeated="64"/>
        </table:table-row>
      </table:table>
      <table:table table:name="Suggestions" table:style-name="ta3">
        <office:forms form:automatic-focus="false" form:apply-design-mode="false"/>
        <table:table-column table:style-name="co6" table:default-cell-style-name="Default"/>
        <table:table-column table:style-name="co7" table:default-cell-style-name="Default"/>
        <table:table-column table:style-name="co6" table:number-columns-repeated="62" table:default-cell-style-name="Default"/>
        <table:table-row table:style-name="ro1">
          <table:table-cell table:style-name="ce1" office:value-type="string" calcext:value-type="string">
            <text:p>Title</text:p>
          </table:table-cell>
          <table:table-cell table:style-name="ce1" office:value-type="string" calcext:value-type="string">
            <text:p>Description</text:p>
          </table:table-cell>
          <table:table-cell table:style-name="ce1" office:value-type="string" calcext:value-type="string">
            <text:p>UniqueID</text:p>
          </table:table-cell>
          <table:table-cell table:number-columns-repeated="61"/>
        </table:table-row>
        <table:table-row table:style-name="ro1">
          <table:table-cell table:style-name="ce2" office:value-type="string" calcext:value-type="string">
            <text:p>Friends</text:p>
          </table:table-cell>
          <table:table-cell table:style-name="ce2" office:value-type="string" calcext:value-type="string">
            <text:p>For who do you want to pray?</text:p>
          </table:table-cell>
          <table:table-cell table:style-name="ce2" office:value-type="string" calcext:value-type="string">
            <text:p>v65ov</text:p>
          </table:table-cell>
          <table:table-cell table:number-columns-repeated="61"/>
        </table:table-row>
        <table:table-row table:style-name="ro1">
          <table:table-cell table:style-name="ce2" office:value-type="string" calcext:value-type="string">
            <text:p>Family</text:p>
          </table:table-cell>
          <table:table-cell table:style-name="ce2" office:value-type="string" calcext:value-type="string">
            <text:p>Who are your parents? Brothers / sisters?</text:p>
          </table:table-cell>
          <table:table-cell table:style-name="ce2" office:value-type="string" calcext:value-type="string">
            <text:p>A26w5</text:p>
          </table:table-cell>
          <table:table-cell table:number-columns-repeated="61"/>
        </table:table-row>
        <table:table-row table:style-name="ro1">
          <table:table-cell table:style-name="ce2" office:value-type="string" calcext:value-type="string">
            <text:p>My church</text:p>
          </table:table-cell>
          <table:table-cell table:style-name="ce2" office:value-type="string" calcext:value-type="string">
            <text:p>What is going on in your church?</text:p>
          </table:table-cell>
          <table:table-cell table:style-name="ce2" office:value-type="string" calcext:value-type="string">
            <text:p>CphJj</text:p>
          </table:table-cell>
          <table:table-cell table:number-columns-repeated="61"/>
        </table:table-row>
        <table:table-row table:style-name="ro1">
          <table:table-cell table:style-name="ce2" office:value-type="string" calcext:value-type="string">
            <text:p>My city</text:p>
          </table:table-cell>
          <table:table-cell table:style-name="ce2" office:value-type="string" calcext:value-type="string">
            <text:p>What is going on in your city?</text:p>
          </table:table-cell>
          <table:table-cell table:style-name="ce2" office:value-type="string" calcext:value-type="string">
            <text:p>rYWhp</text:p>
          </table:table-cell>
          <table:table-cell table:number-columns-repeated="61"/>
        </table:table-row>
        <table:table-row table:style-name="ro1">
          <table:table-cell table:style-name="ce2" office:value-type="string" calcext:value-type="string">
            <text:p>The world</text:p>
          </table:table-cell>
          <table:table-cell table:style-name="ce2" office:value-type="string" calcext:value-type="string">
            <text:p>What is going on in the world?</text:p>
          </table:table-cell>
          <table:table-cell table:style-name="ce2" office:value-type="string" calcext:value-type="string">
            <text:p>Z0iLr</text:p>
          </table:table-cell>
          <table:table-cell table:number-columns-repeated="61"/>
        </table:table-row>
        <table:table-row table:style-name="ro2" table:number-rows-repeated="1048569">
          <table:table-cell table:number-columns-repeated="64"/>
        </table:table-row>
        <table:table-row table:style-name="ro2">
          <table:table-cell table:number-columns-repeated="64"/>
        </table:table-row>
      </table:table>
      <table:table table:name="Morning prayer" table:style-name="ta4">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6" table:number-columns-repeated="61" table:default-cell-style-name="Default"/>
        <table:table-row table:style-name="ro3">
          <table:table-cell table:style-name="ce3" office:value-type="string" calcext:value-type="string">
            <text:p>Title</text:p>
          </table:table-cell>
          <table:table-cell table:style-name="ce4" office:value-type="string" calcext:value-type="string">
            <text:p>Content</text:p>
          </table:table-cell>
          <table:table-cell table:style-name="ce6" office:value-type="string" calcext:value-type="string">
            <text:p>Author</text:p>
          </table:table-cell>
          <table:table-cell table:style-name="ce1" office:value-type="string" calcext:value-type="string">
            <text:p>UniqueID</text:p>
          </table:table-cell>
          <table:table-cell table:number-columns-repeated="60"/>
        </table:table-row>
        <table:table-row table:style-name="ro4">
          <table:table-cell table:style-name="ce2" office:value-type="string" calcext:value-type="string">
            <text:p>Morning Prayer (Thérèsa of Lisieux)</text:p>
          </table:table-cell>
          <table:table-cell table:style-name="ce5" office:value-type="string" calcext:value-type="string">
            <text:p>O my God! </text:p>
            <text:p>I offer You all my actions of this day </text:p>
            <text:p>for the intentions and for the glory of Christ Jesus. </text:p>
            <text:p>I desire to sanctify every beat of my heart, </text:p>
            <text:p>my every thought, my simplest works, </text:p>
            <text:p>by uniting them to His infinite merits; </text:p>
            <text:p>and I wish to make reparation for my sins </text:p>
            <text:p>by casting them into the furnace of His merciful love.</text:p>
            <text:p/>
            <text:p>O my God! </text:p>
            <text:p>I ask of You for myself and for those whom I hold dear, </text:p>
            <text:p>the grace to fulfill perfectly Your holy will, </text:p>
            <text:p>to accept for love of You the joys and sorrows of this passing life, </text:p>
            <text:p>so that we may one day be united together in heaven for all eternity.</text:p>
            <text:p/>
          </table:table-cell>
          <table:table-cell table:style-name="ce7" office:value-type="string" calcext:value-type="string">
            <text:p>by Thérèse of Lisieux</text:p>
          </table:table-cell>
          <table:table-cell table:style-name="ce2" office:value-type="string" calcext:value-type="string">
            <text:p>re3Hz</text:p>
          </table:table-cell>
          <table:table-cell table:number-columns-repeated="60"/>
        </table:table-row>
        <table:table-row table:style-name="ro5">
          <table:table-cell table:style-name="ce2" office:value-type="string" calcext:value-type="string">
            <text:p>Morning Prayer (George Washington)</text:p>
          </table:table-cell>
          <table:table-cell table:style-name="ce5" office:value-type="string" calcext:value-type="string">
            <text:p>Almighty God, and most merciful father, </text:p>
            <text:p>who commanded the children of Israel to offer a daily sacrifice to You, </text:p>
            <text:p>that thereby they might glorify and praise You for Your protection both night and day; </text:p>
            <text:p>receive, O Lord, my morning sacrifice which I now offer up to You. </text:p>
            <text:p/>
            <text:p>I yield to You humble and hearty thanks that You have preserved me from the danger of the past night, </text:p>
            <text:p>and brought me to the light of the day, and the comforts thereof, </text:p>
            <text:p>a day which is consecrated to Your service and for Your honor.</text:p>
            <text:p>Let my heart, therefore, Gracious God, be so affected with the glory and majesty of it, </text:p>
            <text:p>that I may not do my own works, but wait on You, </text:p>
            <text:p>and discharge those weighty duties You require of me.</text:p>
            <text:p/>
            <text:p>And since You are a God of pure eyes, </text:p>
            <text:p>and will be sanctified in all who draw near to You, </text:p>
            <text:p>who does not regard the sacrifice of fools, nor hear sinners who tread in Your courts: </text:p>
            <text:p>Pardon my sins, I beseech You, </text:p>
            <text:p>remove them from Your presence, as far as the east is from the west, </text:p>
            <text:p>and accept of me for the merits of Your son Jesus Christ, </text:p>
            <text:p>that when I come into Your temple, and compass Your altar, </text:p>
            <text:p>my prayers may come before You as incense.</text:p>
            <text:p/>
            <text:p>And as You would hear me calling upon You in my prayers, </text:p>
            <text:p>so give me grace to hear You calling on me in Your word, </text:p>
            <text:p>that it may be wisdom, righteousness, reconciliation and peace to the saving of the soul in the day of the Lord Jesus.</text:p>
            <text:p>Grant that I may hear it with reverence, receive it with meekness, mingle it with faith, and that it may accomplish in me, gracious God, the good work for which You have sent it.</text:p>
            <text:p>Bless my family, kindred, friends and country, be our God,</text:p>
            <text:p>and guide this day and for ever for his sake, </text:p>
            <text:p>who lay down in the Grave and arose again for us, Jesus Christ our Lord.</text:p>
            <text:p/>
          </table:table-cell>
          <table:table-cell table:style-name="ce7" office:value-type="string" calcext:value-type="string">
            <text:p>by George Washington</text:p>
          </table:table-cell>
          <table:table-cell table:style-name="ce2" office:value-type="string" calcext:value-type="string">
            <text:p>xWE7D</text:p>
          </table:table-cell>
          <table:table-cell table:number-columns-repeated="60"/>
        </table:table-row>
        <table:table-row table:style-name="ro6">
          <table:table-cell table:style-name="ce2" office:value-type="string" calcext:value-type="string">
            <text:p>Morning Prayer</text:p>
          </table:table-cell>
          <table:table-cell table:style-name="ce5" office:value-type="string" calcext:value-type="string">
            <text:p>We sincerely thank You for the rest of the past night, </text:p>
            <text:p>and for the gift of a new day, </text:p>
            <text:p>with its opportunities of pleasing You. </text:p>
            <text:p/>
            <text:p>Grant that we may spend its hours in the perfect freedom of Your service, </text:p>
            <text:p>in such a way that at eventide we may again give You thanks; </text:p>
            <text:p>through Jesus Christ our Lord.</text:p>
            <text:p/>
          </table:table-cell>
          <table:table-cell table:style-name="ce7" office:value-type="string" calcext:value-type="string">
            <text:p>Eastern Church</text:p>
          </table:table-cell>
          <table:table-cell table:style-name="ce2" office:value-type="string" calcext:value-type="string">
            <text:p>fjIBB</text:p>
          </table:table-cell>
          <table:table-cell table:number-columns-repeated="60"/>
        </table:table-row>
        <table:table-row table:style-name="ro2" table:number-rows-repeated="1048571">
          <table:table-cell table:number-columns-repeated="64"/>
        </table:table-row>
        <table:table-row table:style-name="ro2">
          <table:table-cell table:number-columns-repeated="64"/>
        </table:table-row>
        <calcext:conditional-formats>
          <calcext:conditional-format calcext:target-range-address="'Morning prayer'.B1:'Morning prayer'.B4">
            <calcext:condition calcext:apply-style-name="ConditionalStyle_1" calcext:value="formula-is(LEN(TRIM([.B1]))&gt;0)" calcext:base-cell-address="'Morning prayer'.B1"/>
          </calcext:conditional-format>
        </calcext:conditional-formats>
      </table:table>
      <table:table table:name="Confession" table:style-name="ta5">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6" table:number-columns-repeated="61" table:default-cell-style-name="Default"/>
        <table:table-row table:style-name="ro3">
          <table:table-cell table:style-name="ce3" office:value-type="string" calcext:value-type="string">
            <text:p>Title</text:p>
          </table:table-cell>
          <table:table-cell table:style-name="ce20" office:value-type="string" calcext:value-type="string">
            <text:p>Content</text:p>
          </table:table-cell>
          <table:table-cell table:style-name="ce6" office:value-type="string" calcext:value-type="string">
            <text:p>Author</text:p>
          </table:table-cell>
          <table:table-cell table:style-name="ce1" office:value-type="string" calcext:value-type="string">
            <text:p>UniqueID</text:p>
          </table:table-cell>
          <table:table-cell table:number-columns-repeated="60"/>
        </table:table-row>
        <table:table-row table:style-name="ro5">
          <table:table-cell table:style-name="ce2" office:value-type="string" calcext:value-type="string">
            <text:p>Confession of Sins</text:p>
          </table:table-cell>
          <table:table-cell table:style-name="ce21" office:value-type="string" calcext:value-type="string">
            <text:p>Lord of grace and truth,</text:p>
            <text:p>we confess our unworthiness</text:p>
            <text:p>to stand in your presence as your children.</text:p>
            <text:p>We have sinned:</text:p>
            <text:p>forgive and heal us.</text:p>
            <text:p/>
            <text:p>The Virgin Mary accepted your call</text:p>
            <text:p>to be the mother of Jesus.</text:p>
            <text:p>Forgive our disobedience to your will.</text:p>
            <text:p>We have sinned:</text:p>
            <text:p>forgive and heal us.</text:p>
            <text:p/>
            <text:p>Your Son our Saviour</text:p>
            <text:p>was born in poverty in a manger.</text:p>
            <text:p>Forgive our greed and rejection of your ways.</text:p>
            <text:p>We have sinned:</text:p>
            <text:p>forgive and heal us.</text:p>
            <text:p/>
            <text:p>The shepherds left their flocks</text:p>
            <text:p>to go to Bethlehem.</text:p>
            <text:p>Forgive our self-interest and lack of vision.</text:p>
            <text:p>We have sinned:</text:p>
            <text:p>forgive and heal us.</text:p>
            <text:p/>
            <text:p>The wise men followed the star</text:p>
            <text:p>to find Jesus the King.</text:p>
            <text:p>Forgive our reluctance to seek you.</text:p>
            <text:p>We have sinned:</text:p>
            <text:p>forgive and heal us.</text:p>
            <text:p/>
          </table:table-cell>
          <table:table-cell table:style-name="ce7" office:value-type="string" calcext:value-type="string">
            <text:p>Book of Common Prayer</text:p>
          </table:table-cell>
          <table:table-cell table:style-name="ce2" office:value-type="string" calcext:value-type="string">
            <text:p>gpxtG</text:p>
          </table:table-cell>
          <table:table-cell table:number-columns-repeated="60"/>
        </table:table-row>
        <table:table-row table:style-name="ro7">
          <table:table-cell table:style-name="ce2" office:value-type="string" calcext:value-type="string">
            <text:p>Confession of Sins</text:p>
          </table:table-cell>
          <table:table-cell table:style-name="ce21" office:value-type="string" calcext:value-type="string">
            <text:p>Most merciful God,</text:p>
            <text:p>we confess that we have sinned against you</text:p>
            <text:p>in thought, word, and deed,</text:p>
            <text:p>by what we have done,</text:p>
            <text:p>and by what we have left undone.</text:p>
            <text:p/>
            <text:p>We have not loved you with our whole heart;</text:p>
            <text:p>we have not loved our neighbors as ourselves.</text:p>
            <text:p>We are truly sorry and we humbly repent.</text:p>
            <text:p/>
            <text:p>For the sake of your Son Jesus Christ,</text:p>
            <text:p>have mercy on us and forgive us;</text:p>
            <text:p>that we may delight in your will,</text:p>
            <text:p>and walk in your ways,</text:p>
            <text:p>to the glory of your Name. </text:p>
            <text:p/>
          </table:table-cell>
          <table:table-cell table:style-name="ce7" office:value-type="string" calcext:value-type="string">
            <text:p>Book of Common Prayer</text:p>
          </table:table-cell>
          <table:table-cell table:style-name="ce2" office:value-type="string" calcext:value-type="string">
            <text:p>gLUDQ</text:p>
          </table:table-cell>
          <table:table-cell table:number-columns-repeated="60"/>
        </table:table-row>
        <table:table-row table:style-name="ro8">
          <table:table-cell table:style-name="ce2" office:value-type="string" calcext:value-type="string">
            <text:p>For Soul Cleansing</text:p>
          </table:table-cell>
          <table:table-cell table:style-name="ce21" office:value-type="string" calcext:value-type="string">
            <text:p>O God, who hast taught us Your divine and saving oracles, </text:p>
            <text:p>enlighten the souls of us sinners for the comprehension of the things which have been spoken before, </text:p>
            <text:p>so that we may not only be seen to be hearers of spiritual things, </text:p>
            <text:p>but also doers of good deeds, </text:p>
            <text:p>striving after guileless faith, blameless life, and pure conversation.</text:p>
            <text:p/>
            <text:p>Release, pardon, and forgive, O God, all our voluntary and involuntary sins, </text:p>
            <text:p>which we have committed in action and in word, </text:p>
            <text:p>knowingly and ignorantly, </text:p>
            <text:p>by night and by day, in mind and thought, </text:p>
            <text:p>forgive us all in goodness and love.</text:p>
            <text:p/>
            <text:p>Sanctify, O Lord, our souls, bodies and spirits; </text:p>
            <text:p>examine our minds and search our consciences; </text:p>
            <text:p>take from us all evil imaginations, </text:p>
            <text:p>all impurity of thought, </text:p>
            <text:p>all inclinations to lust, </text:p>
            <text:p>all depravity of conception, </text:p>
            <text:p>all envy, pride and hypocrisy, </text:p>
            <text:p>all falsehood, deceit and irregular living, </text:p>
            <text:p>all covetousness, vain glory and sloth; </text:p>
            <text:p>all malice, anger and wrath, </text:p>
            <text:p>all remembrance of injuries, </text:p>
            <text:p>all blasphemy </text:p>
            <text:p>and every motion of flesh and spirit that is contrary to the purity of Your will.</text:p>
            <text:p/>
          </table:table-cell>
          <table:table-cell table:style-name="ce7" office:value-type="string" calcext:value-type="string">
            <text:p>from the Liturgy of St. James</text:p>
          </table:table-cell>
          <table:table-cell table:style-name="ce2" office:value-type="string" calcext:value-type="string">
            <text:p>xckM4</text:p>
          </table:table-cell>
          <table:table-cell table:number-columns-repeated="60"/>
        </table:table-row>
        <table:table-row table:style-name="ro9">
          <table:table-cell table:style-name="ce2" office:value-type="string" calcext:value-type="string">
            <text:p>For Pardon</text:p>
          </table:table-cell>
          <table:table-cell table:style-name="ce21" office:value-type="string" calcext:value-type="string">
            <text:p>O Lord, who has mercy upon all, </text:p>
            <text:p>take away from me my sins, </text:p>
            <text:p>and mercifully set alight in me the fire of Your Holy Spirit. </text:p>
            <text:p/>
            <text:p>Take away from me the heart of stone, </text:p>
            <text:p>and give me a heart of flesh, </text:p>
            <text:p>a heart to love and adore You, </text:p>
            <text:p>a heart to delight in You, </text:p>
            <text:p>to follow and to enjoy You, </text:p>
            <text:p>for Christ’s sake.</text:p>
            <text:p/>
          </table:table-cell>
          <table:table-cell table:style-name="ce7" office:value-type="string" calcext:value-type="string">
            <text:p>by Ambrose</text:p>
          </table:table-cell>
          <table:table-cell table:style-name="ce2" office:value-type="string" calcext:value-type="string">
            <text:p>rwCaI</text:p>
          </table:table-cell>
          <table:table-cell table:number-columns-repeated="60"/>
        </table:table-row>
        <table:table-row table:style-name="ro1" table:number-rows-repeated="967">
          <table:table-cell/>
          <table:table-cell table:style-name="ce21"/>
          <table:table-cell table:style-name="ce7"/>
          <table:table-cell table:number-columns-repeated="61"/>
        </table:table-row>
        <table:table-row table:style-name="ro2" table:number-rows-repeated="1047603">
          <table:table-cell table:number-columns-repeated="64"/>
        </table:table-row>
        <table:table-row table:style-name="ro2">
          <table:table-cell table:number-columns-repeated="64"/>
        </table:table-row>
        <calcext:conditional-formats>
          <calcext:conditional-format calcext:target-range-address="Confession.B1:Confession.B972">
            <calcext:condition calcext:apply-style-name="ConditionalStyle_1" calcext:value="formula-is(LEN(TRIM([.B1]))&gt;0)" calcext:base-cell-address="Confession.B1"/>
          </calcext:conditional-format>
        </calcext:conditional-formats>
      </table:table>
      <table:table table:name="Other" table:style-name="ta6">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6" table:number-columns-repeated="61" table:default-cell-style-name="Default"/>
        <table:table-row table:style-name="ro3">
          <table:table-cell table:style-name="ce3" office:value-type="string" calcext:value-type="string">
            <text:p>Title</text:p>
          </table:table-cell>
          <table:table-cell table:style-name="ce23" office:value-type="string" calcext:value-type="string">
            <text:p>Content</text:p>
          </table:table-cell>
          <table:table-cell table:style-name="ce6" office:value-type="string" calcext:value-type="string">
            <text:p>Author</text:p>
          </table:table-cell>
          <table:table-cell table:style-name="ce1" office:value-type="string" calcext:value-type="string">
            <text:p>UniqueID</text:p>
          </table:table-cell>
          <table:table-cell table:number-columns-repeated="60"/>
        </table:table-row>
        <table:table-row table:style-name="ro10">
          <table:table-cell table:style-name="ce10" office:value-type="string" calcext:value-type="string">
            <text:p>Draw Thou Our Hearts</text:p>
          </table:table-cell>
          <table:table-cell table:style-name="ce24" office:value-type="string" calcext:value-type="string">
            <text:p>O Lord Jesus Christ, draw our hearts unto You; </text:p>
            <text:p>join them together in inseparable love, </text:p>
            <text:p>that we may abide in You, and You in us, </text:p>
            <text:p>and that the everlasting covenant between us may stand sure forever. </text:p>
            <text:p/>
            <text:p>O wound our hearts with the fiery darts of Your piercing love. </text:p>
            <text:p>Let them pierce through all our slothful members and inward powers, </text:p>
            <text:p>that we, being happily wounded, may so become whole and sound. </text:p>
            <text:p>Let us have no lover but yourself alone; </text:p>
            <text:p>let us seek no joy nor comfort except in You.</text:p>
            <text:p/>
            <text:p/>
          </table:table-cell>
          <table:table-cell table:style-name="ce13" office:value-type="string" calcext:value-type="string">
            <text:p>by Myles Coverdale, Bishop of Exeter, 1530 A.D.</text:p>
          </table:table-cell>
          <table:table-cell table:style-name="ce2" office:value-type="string" calcext:value-type="string">
            <text:p>qozsG</text:p>
          </table:table-cell>
          <table:table-cell table:number-columns-repeated="60"/>
        </table:table-row>
        <table:table-row table:style-name="ro11">
          <table:table-cell table:style-name="ce2" office:value-type="string" calcext:value-type="string">
            <text:p>Prayer for the Power of the Holy Spirit</text:p>
          </table:table-cell>
          <table:table-cell table:style-name="ce24" office:value-type="string" calcext:value-type="string">
            <text:p>O Holy Spirit, descend plentifully into my heart. </text:p>
            <text:p>Enlighten the dark corners of this neglected dwelling and scatter there Your cheerful beams.</text:p>
            <text:p>Breathe in me, O Holy Spirit, that my thoughts may all be holy.</text:p>
            <text:p>Act in me, O Holy Spirit, that my work, too, may be holy.</text:p>
            <text:p>Draw my heart, O Holy Spirit, that I love but what is holy.</text:p>
            <text:p>Strengthen me, O Holy Spirit, to defend all that is holy.</text:p>
            <text:p>Guard me, then, O Holy Spirit, that I always may be holy.</text:p>
          </table:table-cell>
          <table:table-cell table:style-name="ce7" office:value-type="string" calcext:value-type="string">
            <text:p>by (Saint) Augustine of Hippo, 398 A.D.</text:p>
          </table:table-cell>
          <table:table-cell table:style-name="ce2" office:value-type="string" calcext:value-type="string">
            <text:p>fCuVb</text:p>
          </table:table-cell>
          <table:table-cell table:number-columns-repeated="60"/>
        </table:table-row>
        <table:table-row table:style-name="ro4">
          <table:table-cell table:style-name="ce2" office:value-type="string" calcext:value-type="string">
            <text:p>Prayer to Thirst for God</text:p>
          </table:table-cell>
          <table:table-cell table:style-name="ce24" office:value-type="string" calcext:value-type="string">
            <text:p>Lord God, I have tasted your goodness and it has satisfied me, </text:p>
            <text:p>yet it has made me thirst for even more. </text:p>
            <text:p>I am so painfully aware of my need for even more grace than I now enjoy; </text:p>
            <text:p>and even when I do not want more, I am ashamed of my lack of desire.</text:p>
            <text:p> </text:p>
            <text:p>I want you completely, mighty God, and I want to want you even more than I do.</text:p>
            <text:p>Fill me with longing for you; make me even thirstier. </text:p>
            <text:p>Show me your glory, I pray, </text:p>
            <text:p>so that I may know you always better and better, growing in my faith and love. </text:p>
            <text:p>From your infinite mercy, begin a new work of love within me this moment. </text:p>
            <text:p/>
            <text:p>Say to my soul, ‘Rise up my love, my fair one, and come away.’ </text:p>
            <text:p>And give me grace to rise up and follow you, </text:p>
            <text:p>from this misty lowland where I have wandered so long.</text:p>
            <text:p/>
          </table:table-cell>
          <table:table-cell table:style-name="ce7" office:value-type="string" calcext:value-type="string">
            <text:p>adapted from a prayer by A. W. Tozer</text:p>
          </table:table-cell>
          <table:table-cell table:style-name="ce2" office:value-type="string" calcext:value-type="string">
            <text:p>7WMbS</text:p>
          </table:table-cell>
          <table:table-cell table:number-columns-repeated="60"/>
        </table:table-row>
        <table:table-row table:style-name="ro12">
          <table:table-cell table:style-name="ce2" office:value-type="string" calcext:value-type="string">
            <text:p>Prayer Not to Judge Others</text:p>
          </table:table-cell>
          <table:table-cell table:style-name="ce24" office:value-type="string" calcext:value-type="string">
            <text:p>Heavenly Father, </text:p>
            <text:p>give me grace to endeavor after a truly Christian spirit </text:p>
            <text:p>to seek to attain that temper of forbearance and patience of which my blessed savior has set me the highest example, </text:p>
            <text:p>and which, while it prepares me for the spiritual happiness of the life to come, </text:p>
            <text:p>will secure the best enjoyment of what the world can give. </text:p>
            <text:p/>
            <text:p>Incline me, O God, to think humbly of myself, </text:p>
            <text:p>to be severe only in the examination of my own conduct, </text:p>
            <text:p>to consider my fellow creatures with kindness, </text:p>
            <text:p>and to judge of all they say and do with that charity that I would desire from them myself. </text:p>
            <text:p>In Christ's name I pray.</text:p>
            <text:p/>
          </table:table-cell>
          <table:table-cell table:style-name="ce7" office:value-type="string" calcext:value-type="string">
            <text:p>by Jane Austen</text:p>
          </table:table-cell>
          <table:table-cell table:style-name="ce2" office:value-type="string" calcext:value-type="string">
            <text:p>XnVnW</text:p>
          </table:table-cell>
          <table:table-cell table:number-columns-repeated="60"/>
        </table:table-row>
        <table:table-row table:style-name="ro13">
          <table:table-cell table:style-name="ce2" office:value-type="string" calcext:value-type="string">
            <text:p>For God's Peace</text:p>
          </table:table-cell>
          <table:table-cell table:style-name="ce24" office:value-type="string" calcext:value-type="string">
            <text:p>Drop Your still dews of quietness till all our strivings cease,</text:p>
            <text:p>take from our souls the strain and stress and let our ordered lives confess,</text:p>
            <text:p>the beauty of Your peace.</text:p>
            <text:p/>
          </table:table-cell>
          <table:table-cell table:style-name="ce7" office:value-type="string" calcext:value-type="string">
            <text:p>by J.G. Whittier</text:p>
          </table:table-cell>
          <table:table-cell table:style-name="ce2" office:value-type="string" calcext:value-type="string">
            <text:p>PrE9u</text:p>
          </table:table-cell>
          <table:table-cell table:number-columns-repeated="60"/>
        </table:table-row>
        <table:table-row table:style-name="ro6">
          <table:table-cell table:style-name="ce2" office:value-type="string" calcext:value-type="string">
            <text:p>Blessing of Mark</text:p>
          </table:table-cell>
          <table:table-cell table:style-name="ce24" office:value-type="string" calcext:value-type="string">
            <text:p>O Sovereign and almighty Lord, </text:p>
            <text:p>bless all your people, and all your flock. </text:p>
            <text:p>Give your peace, your help, and your love unto us your servants, the sheep of your fold, </text:p>
            <text:p>that we may be united in the bond of peace and love, </text:p>
            <text:p>one body and one spirit, </text:p>
            <text:p>in one hope of our calling, </text:p>
            <text:p>in your divine and boundless love.</text:p>
            <text:p/>
          </table:table-cell>
          <table:table-cell table:style-name="ce7" office:value-type="string" calcext:value-type="string">
            <text:p>From the Liturgy of Mark, 2d Century A.D.</text:p>
          </table:table-cell>
          <table:table-cell table:style-name="ce2" office:value-type="string" calcext:value-type="string">
            <text:p>2u0Y1</text:p>
          </table:table-cell>
          <table:table-cell table:number-columns-repeated="60"/>
        </table:table-row>
        <table:table-row table:style-name="ro14">
          <table:table-cell table:style-name="ce2" office:value-type="string" calcext:value-type="string">
            <text:p>Prayer by Anne Brontë</text:p>
          </table:table-cell>
          <table:table-cell table:style-name="ce24" office:value-type="string" calcext:value-type="string">
            <text:p>My God (oh, let me call Thee mine,</text:p>
            <text:p>Weak, wretched sinner though I be),</text:p>
            <text:p>My trembling soul would fain be Thine;</text:p>
            <text:p>My feeble faith still clings to Thee.</text:p>
            <text:p>Not only for the past I grieve,</text:p>
            <text:p>The future fills me with dismay;</text:p>
            <text:p>Unless Thou hasten to relieve,</text:p>
            <text:p>Thy suppliant is a castaway.</text:p>
            <text:p/>
            <text:p>I cannot say my faith is strong,</text:p>
            <text:p>I dare not hope my love is great;</text:p>
            <text:p>But strength and love to Thee belong;</text:p>
            <text:p>Oh, do not leave me desolate!</text:p>
            <text:p>I know I owe my all to Thee;</text:p>
            <text:p>Oh, take the heart I cannot give!</text:p>
            <text:p>Do Thou my strength — my Saviour be,</text:p>
            <text:p>And make me to Thy glory live.</text:p>
            <text:p/>
          </table:table-cell>
          <table:table-cell table:style-name="ce7"/>
          <table:table-cell table:style-name="ce2" office:value-type="string" calcext:value-type="string">
            <text:p>aMDYE</text:p>
          </table:table-cell>
          <table:table-cell table:number-columns-repeated="60"/>
        </table:table-row>
        <table:table-row table:style-name="ro4">
          <table:table-cell table:style-name="ce2" office:value-type="string" calcext:value-type="string">
            <text:p>Prayer for Forgiveness</text:p>
          </table:table-cell>
          <table:table-cell table:style-name="ce24" office:value-type="string" calcext:value-type="string">
            <text:p>Almighty and most merciful Father, </text:p>
            <text:p>I have erred and strayed from your ways like a lost sheep. </text:p>
            <text:p>I have followed too much the devices and desires of my own heart. </text:p>
            <text:p>I have offended against your holy laws. </text:p>
            <text:p>I have left undone those things which I ought to have done; </text:p>
            <text:p>and I have done those things which I ought not to have done; </text:p>
            <text:p>and there is no good in me.</text:p>
            <text:p/>
            <text:p>O Lord, have mercy upon me, a miserable sinner. </text:p>
            <text:p>Spare all those, O God, who confess their faults. </text:p>
            <text:p>Restore those who are penitent; </text:p>
            <text:p>according to your promises declared to us in Christ Jesus our Lord. </text:p>
            <text:p>And Grant that I and all who confess his holy name may hereafter live a godly, righteous, and sober life; </text:p>
            <text:p>to his glory and not our own.</text:p>
            <text:p/>
          </table:table-cell>
          <table:table-cell table:style-name="ce7" office:value-type="string" calcext:value-type="string">
            <text:p>Adapted from the Book of Common Prayer</text:p>
          </table:table-cell>
          <table:table-cell table:style-name="ce2" office:value-type="string" calcext:value-type="string">
            <text:p>4AY0P</text:p>
          </table:table-cell>
          <table:table-cell table:number-columns-repeated="60"/>
        </table:table-row>
        <table:table-row table:style-name="ro6">
          <table:table-cell table:style-name="ce2" office:value-type="string" calcext:value-type="string">
            <text:p>Dedication (Teresa of Ávila)</text:p>
          </table:table-cell>
          <table:table-cell table:style-name="ce24" office:value-type="string" calcext:value-type="string">
            <text:p>May it please you, my good Lord, </text:p>
            <text:p>that there may come a day when I can repay a little of my great debt to you. </text:p>
            <text:p>O Jesus, strengthen my soul, you who are good above all good; </text:p>
            <text:p>and since you have inclined my soul in this way, </text:p>
            <text:p>show me how I may act for you, whatever it may cost, O Lord. </text:p>
            <text:p>Here is my life, my honor and my will; </text:p>
            <text:p>I have given them all to you and they are yours: </text:p>
            <text:p>use me to do whatever you want.</text:p>
          </table:table-cell>
          <table:table-cell table:style-name="ce7" office:value-type="string" calcext:value-type="string">
            <text:p>by Teresa of Ávila</text:p>
          </table:table-cell>
          <table:table-cell table:style-name="ce2" office:value-type="string" calcext:value-type="string">
            <text:p>XOYGy</text:p>
          </table:table-cell>
          <table:table-cell table:number-columns-repeated="60"/>
        </table:table-row>
        <table:table-row table:style-name="ro15">
          <table:table-cell table:style-name="ce2" office:value-type="string" calcext:value-type="string">
            <text:p>Prayer of the Ancient Christians</text:p>
          </table:table-cell>
          <table:table-cell table:style-name="ce24" office:value-type="string" calcext:value-type="string">
            <text:p>I give you thanks Holy Father, </text:p>
            <text:p>for your holy name which you have caused to dwell in my heart, </text:p>
            <text:p>and for the knowledge and faith and immortality which you have made known to me through Jesus your servant; </text:p>
            <text:p>to you be the glory forever.</text:p>
            <text:p/>
            <text:p>You, almighty Master, created all things for your name's sake, </text:p>
            <text:p>and gave food and drink to men to enjoy, that they might give you thanks; </text:p>
            <text:p>but to me you have graciously given spiritual food and drink, </text:p>
            <text:p>and eternal life through your servant Jesus. </text:p>
            <text:p/>
            <text:p>Above all I give thanks because you are mighty; </text:p>
            <text:p>to you be the glory forever.</text:p>
            <text:p>Remember your church, Lord, </text:p>
            <text:p>to deliver it from all evil and to make it perfect in your love;</text:p>
            <text:p>and gather it, the one that has been sanctified, </text:p>
            <text:p>from the four winds into your kingdom, </text:p>
            <text:p>which you have prepared for it; </text:p>
            <text:p>for yours is the glory forever.</text:p>
            <text:p/>
            <text:p>May grace come, and may this world pass away. </text:p>
            <text:p>Hosanna to the God of David. </text:p>
            <text:p>If anyone is holy, let him come; </text:p>
            <text:p>if anyone is not, let him repent. </text:p>
            <text:p>Come, oh Lord!</text:p>
            <text:p/>
          </table:table-cell>
          <table:table-cell table:style-name="ce7" office:value-type="string" calcext:value-type="string">
            <text:p>Translation of a prayer (in Greek) from ca.150 A.D.</text:p>
          </table:table-cell>
          <table:table-cell table:style-name="ce2" office:value-type="string" calcext:value-type="string">
            <text:p>Pa1N3</text:p>
          </table:table-cell>
          <table:table-cell table:number-columns-repeated="60"/>
        </table:table-row>
        <table:table-row table:style-name="ro16">
          <table:table-cell table:style-name="ce2" office:value-type="string" calcext:value-type="string">
            <text:p>The Heart of a Child</text:p>
          </table:table-cell>
          <table:table-cell table:style-name="ce24" office:value-type="string" calcext:value-type="string">
            <text:p>Grant me this day, O God, the heart of a child,</text:p>
            <text:p>Pure and transparent as a spring;</text:p>
            <text:p>A simple heart, which never harbors sorrows;</text:p>
            <text:p>A heart glorious in self-giving,</text:p>
            <text:p>tender in compassion;</text:p>
            <text:p>A heart faithful and generous,</text:p>
            <text:p>which will never forget any good</text:p>
            <text:p>or bear a grudge for any evil.</text:p>
            <text:p/>
            <text:p>Make me a heart gentle and humble,</text:p>
            <text:p>loving without asking any return,</text:p>
            <text:p>large-hearted and undauntable,</text:p>
            <text:p>which no ingratitude can sour</text:p>
            <text:p>and no indifference can weary;</text:p>
            <text:p>a heart penetrated by the love of Jesus </text:p>
            <text:p>whose desire will only be satisfied in heaven.</text:p>
            <text:p/>
            <text:p>Grant me, O Lord, the mind and heart of your dear Son.</text:p>
            <text:p/>
          </table:table-cell>
          <table:table-cell table:style-name="ce7" office:value-type="string" calcext:value-type="string">
            <text:p>Translated from an old French prayer, ca. 1880</text:p>
          </table:table-cell>
          <table:table-cell table:style-name="ce2" office:value-type="string" calcext:value-type="string">
            <text:p>j4Ugq</text:p>
          </table:table-cell>
          <table:table-cell table:number-columns-repeated="60"/>
        </table:table-row>
        <table:table-row table:style-name="ro17">
          <table:table-cell table:style-name="ce2" office:value-type="string" calcext:value-type="string">
            <text:p>We Beg You Lord</text:p>
          </table:table-cell>
          <table:table-cell table:style-name="ce24" office:value-type="string" calcext:value-type="string">
            <text:p>We beg You, Lord,</text:p>
            <text:p>to help and defend us.</text:p>
            <text:p>Deliver the oppressed, ‘</text:p>
            <text:p>pity the insignificant,</text:p>
            <text:p>raise the fallen,</text:p>
            <text:p>show Yourself to the needy,</text:p>
            <text:p>heal the sick,</text:p>
            <text:p>bring back those of Your people who have gone astray,</text:p>
            <text:p>feed the hungry,</text:p>
            <text:p>lift up the weak,</text:p>
            <text:p>take off the prisoners’ chains.</text:p>
            <text:p>May every nation come to know</text:p>
            <text:p>that You alone are God,</text:p>
            <text:p>that Jesus Christ is your Child,</text:p>
            <text:p>that we are Your people, </text:p>
            <text:p>the sheep that You pasture.</text:p>
            <text:p/>
          </table:table-cell>
          <table:table-cell table:style-name="ce7" office:value-type="string" calcext:value-type="string">
            <text:p>from a prayer by St. Clement of Rome</text:p>
          </table:table-cell>
          <table:table-cell table:style-name="ce2" office:value-type="string" calcext:value-type="string">
            <text:p>rEPOP</text:p>
          </table:table-cell>
          <table:table-cell table:number-columns-repeated="60"/>
        </table:table-row>
        <table:table-row table:style-name="ro9">
          <table:table-cell table:style-name="ce2" office:value-type="string" calcext:value-type="string">
            <text:p>Prayer for Holiness</text:p>
          </table:table-cell>
          <table:table-cell table:style-name="ce24" office:value-type="string" calcext:value-type="string">
            <text:p>All provident Lord, </text:p>
            <text:p>place Your holy fear as a guard before my eyes so they may not look lustfully; </text:p>
            <text:p>before my ears so that they may not delight in hearing evil words; </text:p>
            <text:p>before my mouth so that it may not speak any falsehoods; </text:p>
            <text:p>before my heart so that it may not think evil; before my hands so that they may not do injustice;</text:p>
            <text:p> before my feet, that they may not walk in the paths of injustice; </text:p>
            <text:p>but so direct them, that they may always be according to all Your commandments. </text:p>
            <text:p/>
            <text:p>Have mercy upon Your Creatures and upon me, a great sinner, </text:p>
            <text:p>I pray in the Name of Christ.</text:p>
            <text:p/>
          </table:table-cell>
          <table:table-cell table:style-name="ce7" office:value-type="string" calcext:value-type="string">
            <text:p>by (St.) Nersess the Gracious, 12th century</text:p>
          </table:table-cell>
          <table:table-cell table:style-name="ce2" office:value-type="string" calcext:value-type="string">
            <text:p>ctcYs</text:p>
          </table:table-cell>
          <table:table-cell table:number-columns-repeated="60"/>
        </table:table-row>
        <table:table-row table:style-name="ro18">
          <table:table-cell table:style-name="ce2" office:value-type="string" calcext:value-type="string">
            <text:p>Prayer for Inner Peace</text:p>
          </table:table-cell>
          <table:table-cell table:style-name="ce24" office:value-type="string" calcext:value-type="string">
            <text:p>Heavenly God, may I have peace within, this day;</text:p>
            <text:p>May I trust God that I am exactly where I am meant to be.</text:p>
            <text:p>May I not forget the infinite possibilities that are born of faith.</text:p>
            <text:p>May I use those gifts that I have received, </text:p>
            <text:p>and pass on the love that has been given to me.</text:p>
            <text:p>May I be confident knowing I am a child of God.</text:p>
            <text:p>Let this presence settle into my bones, </text:p>
            <text:p>and allow my soul the freedom to sing, dance, praise and love. </text:p>
            <text:p>This I pray in Christ’s name.</text:p>
            <text:p/>
          </table:table-cell>
          <table:table-cell table:style-name="ce7" office:value-type="string" calcext:value-type="string">
            <text:p>by Thérèse of Lisieux</text:p>
          </table:table-cell>
          <table:table-cell table:style-name="ce2" office:value-type="string" calcext:value-type="string">
            <text:p>jmlmH</text:p>
          </table:table-cell>
          <table:table-cell table:number-columns-repeated="60"/>
        </table:table-row>
        <table:table-row table:style-name="ro19">
          <table:table-cell table:style-name="ce2" office:value-type="string" calcext:value-type="string">
            <text:p>Song of Zechariah</text:p>
          </table:table-cell>
          <table:table-cell table:style-name="ce24" office:value-type="string" calcext:value-type="string">
            <text:p>Blessed be the Lord God of Israel,</text:p>
            <text:p>for he has looked favorably on his people and redeemed them. </text:p>
            <text:p>He has raised up a mighty savior for us in the house of his servant David, </text:p>
            <text:p>as he spoke through the mouth of his holy prophets from of old, </text:p>
            <text:p>that we would be saved from our enemies </text:p>
            <text:p>and from the hand of all who hate us. </text:p>
            <text:p/>
            <text:p>Thus he has shown the mercy promised to our ancestors, </text:p>
            <text:p>and has remembered his holy covenant, </text:p>
            <text:p>the oath that he swore to our ancestor Abraham, </text:p>
            <text:p>to grant us that we, being rescued from the hands of our enemies, </text:p>
            <text:p>might serve him without fear, </text:p>
            <text:p>in holiness and righteousness before him all our days. </text:p>
            <text:p/>
            <text:p>And you, child, will be called the prophet of the Most High; </text:p>
            <text:p>for you will go before the Lord to prepare his ways, </text:p>
            <text:p>to give knowledge of salvation to his people </text:p>
            <text:p>by the forgiveness of their sins. </text:p>
            <text:p>By the tender mercy of our God, </text:p>
            <text:p>the dawn from on high will break upon us, </text:p>
            <text:p>to give light to those who sit in darkness and in the shadow of death, </text:p>
            <text:p>to guide our feet into the way of peace.</text:p>
            <text:p/>
          </table:table-cell>
          <table:table-cell table:style-name="ce7" office:value-type="string" calcext:value-type="string">
            <text:p>Luke 1:69-79</text:p>
          </table:table-cell>
          <table:table-cell table:style-name="ce2" office:value-type="string" calcext:value-type="string">
            <text:p>PXBdi</text:p>
          </table:table-cell>
          <table:table-cell table:number-columns-repeated="60"/>
        </table:table-row>
        <table:table-row table:style-name="ro20">
          <table:table-cell table:style-name="ce2" office:value-type="string" calcext:value-type="string">
            <text:p>Song of Mary</text:p>
          </table:table-cell>
          <table:table-cell table:style-name="ce24" office:value-type="string" calcext:value-type="string">
            <text:p>My soul magnifies the Lord, </text:p>
            <text:p>and my spirit rejoices in God my Savior, </text:p>
            <text:p>for he has looked with favor on the lowliness of his servant. </text:p>
            <text:p>Surely, from now on all generations will call me blessed; </text:p>
            <text:p>for the Mighty One has done great things for me, </text:p>
            <text:p>and holy is his name.</text:p>
            <text:p/>
            <text:p>His mercy is for those who fear him </text:p>
            <text:p>from generation to generation.</text:p>
            <text:p>He has shown strength with his arm; </text:p>
            <text:p>he has scattered the proud in the thoughts of their hearts. </text:p>
            <text:p>He has brought down the powerful from their thrones, </text:p>
            <text:p>and lifted up the lowly; </text:p>
            <text:p>He has filled the hungry with good things, </text:p>
            <text:p>and sent the rich away empty. </text:p>
            <text:p/>
            <text:p>He has helped his servant Israel, </text:p>
            <text:p>in remembrance of his mercy, </text:p>
            <text:p>according to the promise he made to our ancestors, </text:p>
            <text:p>to Abraham and to his descendants forever.</text:p>
            <text:p/>
          </table:table-cell>
          <table:table-cell table:style-name="ce7" office:value-type="string" calcext:value-type="string">
            <text:p>Luke1:47-55</text:p>
          </table:table-cell>
          <table:table-cell table:style-name="ce2" office:value-type="string" calcext:value-type="string">
            <text:p>YXqTj</text:p>
          </table:table-cell>
          <table:table-cell table:number-columns-repeated="60"/>
        </table:table-row>
        <table:table-row table:style-name="ro10">
          <table:table-cell table:style-name="ce2" office:value-type="string" calcext:value-type="string">
            <text:p>A Pure Heart</text:p>
          </table:table-cell>
          <table:table-cell table:style-name="ce24" office:value-type="string" calcext:value-type="string">
            <text:p>O God Almighty, </text:p>
            <text:p>Father of our Lord Jesus Christ, Your only begotten Son, </text:p>
            <text:p>give me a body unstained, </text:p>
            <text:p>a pure heart, </text:p>
            <text:p>a watchful mind, </text:p>
            <text:p>and an upright understanding, </text:p>
            <text:p>and the presence of Your Holy Spirit, </text:p>
            <text:p>that I may obtain and ever hold fast to an unshaken faith in Your truth, </text:p>
            <text:p>through Jesus Christ, Your Son, our Lord; </text:p>
            <text:p>through whom be glory to You in the Holy Ghost, </text:p>
            <text:p>forever and ever.</text:p>
            <text:p/>
          </table:table-cell>
          <table:table-cell table:style-name="ce7" office:value-type="string" calcext:value-type="string">
            <text:p>from the Clementine Liturgy</text:p>
          </table:table-cell>
          <table:table-cell table:style-name="ce2" office:value-type="string" calcext:value-type="string">
            <text:p>y6Eib</text:p>
          </table:table-cell>
          <table:table-cell table:number-columns-repeated="60"/>
        </table:table-row>
        <table:table-row table:style-name="ro18">
          <table:table-cell table:style-name="ce2" office:value-type="string" calcext:value-type="string">
            <text:p>For Growth in Grace</text:p>
          </table:table-cell>
          <table:table-cell table:style-name="ce24" office:value-type="string" calcext:value-type="string">
            <text:p>Give perfection to beginners, O Father; </text:p>
            <text:p>give intelligence to the little ones; </text:p>
            <text:p/>
            <text:p>give aid to those who are running their course. </text:p>
            <text:p>Give sorrow to the indifferent; </text:p>
            <text:p>give passion of spirit to the lukewarm. </text:p>
            <text:p/>
            <text:p>Give to the perfect a good completion; </text:p>
            <text:p>for the sake of Christ Jesus our Lord.</text:p>
            <text:p/>
          </table:table-cell>
          <table:table-cell table:style-name="ce7" office:value-type="string" calcext:value-type="string">
            <text:p>By Iranaeus, Old Gallican Sacramentary</text:p>
          </table:table-cell>
          <table:table-cell table:style-name="ce2" office:value-type="string" calcext:value-type="string">
            <text:p>O5Cel</text:p>
          </table:table-cell>
          <table:table-cell table:number-columns-repeated="60"/>
        </table:table-row>
        <table:table-row table:style-name="ro15">
          <table:table-cell table:style-name="ce2" office:value-type="string" calcext:value-type="string">
            <text:p>For Christian Graces</text:p>
          </table:table-cell>
          <table:table-cell table:style-name="ce24" office:value-type="string" calcext:value-type="string">
            <text:p>Grant us, Your servants, O God, to be set on fire with Your Spirit, </text:p>
            <text:p>strengthened by Your power,</text:p>
            <text:p>illuminated by Your splendour, </text:p>
            <text:p>filled with Your grace, </text:p>
            <text:p>and to go forward by Your aid. </text:p>
            <text:p/>
            <text:p>Give us, O Lord, a right faith, </text:p>
            <text:p>perfect love, </text:p>
            <text:p>true humility. </text:p>
            <text:p/>
            <text:p>Grant, O Lord, that there may be in us simple affection, </text:p>
            <text:p>brave patience, </text:p>
            <text:p>persevering obedience, </text:p>
            <text:p>perpetual peace, </text:p>
            <text:p>a pure mind, </text:p>
            <text:p>a right and honest heart, </text:p>
            <text:p>a good will, </text:p>
            <text:p>a holy conscience, </text:p>
            <text:p>spiritual strength, </text:p>
            <text:p>a life unspotted and unblamable; </text:p>
            <text:p/>
            <text:p>and after having manfullyboldly finished our course, </text:p>
            <text:p>may we be enabled happily to enter into Your kingdom;</text:p>
            <text:p>through Jesus Christ our Lord.</text:p>
            <text:p/>
          </table:table-cell>
          <table:table-cell table:style-name="ce7" office:value-type="string" calcext:value-type="string">
            <text:p>From the Old Gallican Sacramentary</text:p>
          </table:table-cell>
          <table:table-cell table:style-name="ce2" office:value-type="string" calcext:value-type="string">
            <text:p>nK44l</text:p>
          </table:table-cell>
          <table:table-cell table:number-columns-repeated="60"/>
        </table:table-row>
        <table:table-row table:style-name="ro21">
          <table:table-cell table:style-name="ce2" office:value-type="string" calcext:value-type="string">
            <text:p>Prayer to The Crucified Christ</text:p>
          </table:table-cell>
          <table:table-cell table:style-name="ce24" office:value-type="string" calcext:value-type="string">
            <text:p>Lord Jesus Christ, </text:p>
            <text:p>You stretched out your arms of love on the hard wood of the cross,</text:p>
            <text:p>that everyone might come within the reach of your saving embrace:  </text:p>
            <text:p>So clothe us in your Spirit that we, reaching forth our hands in love, </text:p>
            <text:p>may bring those who do not know you to the knowledge and love of you; </text:p>
            <text:p>for the honor of your Name.</text:p>
          </table:table-cell>
          <table:table-cell table:style-name="ce7" office:value-type="string" calcext:value-type="string">
            <text:p>from The Book of Common Prayer</text:p>
          </table:table-cell>
          <table:table-cell table:style-name="ce2" office:value-type="string" calcext:value-type="string">
            <text:p>n57Ct</text:p>
          </table:table-cell>
          <table:table-cell table:number-columns-repeated="60"/>
        </table:table-row>
        <table:table-row table:style-name="ro7">
          <table:table-cell table:style-name="ce2" office:value-type="string" calcext:value-type="string">
            <text:p>Let Me Be an Instrument of Your Peace</text:p>
          </table:table-cell>
          <table:table-cell table:style-name="ce24" office:value-type="string" calcext:value-type="string">
            <text:p>Lord, make me an instrument of Your peace;</text:p>
            <text:p>where there is hatred, let me show love;</text:p>
            <text:p>where there is injury, pardon;</text:p>
            <text:p>where there is doubt, faith;</text:p>
            <text:p>where there is despair, hope;</text:p>
            <text:p>where there is darkness, light;</text:p>
            <text:p>and where there is sadness, joy.</text:p>
            <text:p/>
            <text:p>O Divine Master,</text:p>
            <text:p>grant that I may not so much seek to be consoled as to console;</text:p>
            <text:p>to be understood, as to understand;</text:p>
            <text:p>to be loved, as to love;</text:p>
            <text:p>for it is in giving that we receive,</text:p>
            <text:p>it is in pardoning that we are pardoned,</text:p>
            <text:p>and it is in dying that we are born to Eternal Life.</text:p>
            <text:p/>
          </table:table-cell>
          <table:table-cell table:style-name="ce7" office:value-type="string" calcext:value-type="string">
            <text:p>Ascribed to St. Francis</text:p>
          </table:table-cell>
          <table:table-cell table:style-name="ce2" office:value-type="string" calcext:value-type="string">
            <text:p>ZwHKp</text:p>
          </table:table-cell>
          <table:table-cell table:number-columns-repeated="60"/>
        </table:table-row>
        <table:table-row table:style-name="ro11">
          <table:table-cell table:style-name="ce2" office:value-type="string" calcext:value-type="string">
            <text:p>For Protection</text:p>
          </table:table-cell>
          <table:table-cell table:style-name="ce24" office:value-type="string" calcext:value-type="string">
            <text:p>Lord Jesus Christ, Keeper and Preserver of all things, </text:p>
            <text:p>let Your right hand guard us by day and by night, </text:p>
            <text:p>when we sit at home, and when we walk abroad, </text:p>
            <text:p>when we lie down and when we rise up, </text:p>
            <text:p>that we may be kept from all evil, </text:p>
            <text:p>and have mercy upon us sinners. </text:p>
            <text:p/>
          </table:table-cell>
          <table:table-cell table:style-name="ce7" office:value-type="string" calcext:value-type="string">
            <text:p>By Nerses of Clajes</text:p>
          </table:table-cell>
          <table:table-cell table:style-name="ce2" office:value-type="string" calcext:value-type="string">
            <text:p>hqkE4</text:p>
          </table:table-cell>
          <table:table-cell table:number-columns-repeated="60"/>
        </table:table-row>
        <table:table-row table:style-name="ro9">
          <table:table-cell table:style-name="ce2" office:value-type="string" calcext:value-type="string">
            <text:p>For Right Blessings</text:p>
          </table:table-cell>
          <table:table-cell table:style-name="ce24" office:value-type="string" calcext:value-type="string">
            <text:p>O Lord our God, teach us, we beseech You, </text:p>
            <text:p>to ask Thee rightly for the right blessings. </text:p>
            <text:p>Steer the vessel of our life toward Yourself, </text:p>
            <text:p>You tranquil Haven of all storm-tossed souls. </text:p>
            <text:p>Show us the course wherein we should go. </text:p>
            <text:p>Renew a willing spirit within us. </text:p>
            <text:p>Let Your Spirit curb our wayward senses, </text:p>
            <text:p>and guide and enable us unto that which is our true good, </text:p>
            <text:p>to keep Your laws, </text:p>
            <text:p>and in all our works always to rejoice in Your glorious and gladdening Presence. </text:p>
            <text:p>For Yours is the glory and praise from all Your saints forever and ever. </text:p>
          </table:table-cell>
          <table:table-cell table:style-name="ce7" office:value-type="string" calcext:value-type="string">
            <text:p>by Basil</text:p>
          </table:table-cell>
          <table:table-cell table:style-name="ce2" office:value-type="string" calcext:value-type="string">
            <text:p>LnwH0</text:p>
          </table:table-cell>
          <table:table-cell table:number-columns-repeated="60"/>
        </table:table-row>
        <table:table-row table:style-name="ro9">
          <table:table-cell table:style-name="ce2" office:value-type="string" calcext:value-type="string">
            <text:p>For Refreshment</text:p>
          </table:table-cell>
          <table:table-cell table:style-name="ce24" office:value-type="string" calcext:value-type="string">
            <text:p>O Lord our God, under the shadow of Your wings let us hope. </text:p>
            <text:p>You will support us, both when little, and even to gray hairs. </text:p>
            <text:p>When our strength is from You, it is strength; </text:p>
            <text:p>but, when our own, it is feebleness. </text:p>
            <text:p/>
            <text:p>We return unto You, O Lord, </text:p>
            <text:p>that from their weariness our souls may rise towards You, </text:p>
            <text:p>leaning on the things which You have created, </text:p>
            <text:p>and passing on to You, who has wonderfully made them; </text:p>
            <text:p>for with You is refreshment and true strength.</text:p>
            <text:p/>
          </table:table-cell>
          <table:table-cell table:style-name="ce7" office:value-type="string" calcext:value-type="string">
            <text:p>By St. Augustine</text:p>
          </table:table-cell>
          <table:table-cell table:style-name="ce2" office:value-type="string" calcext:value-type="string">
            <text:p>Fs0Dl</text:p>
          </table:table-cell>
          <table:table-cell table:number-columns-repeated="60"/>
        </table:table-row>
        <table:table-row table:style-name="ro1" table:number-rows-repeated="967">
          <table:table-cell/>
          <table:table-cell table:style-name="ce24"/>
          <table:table-cell table:style-name="ce7"/>
          <table:table-cell table:number-columns-repeated="61"/>
        </table:table-row>
        <table:table-row table:style-name="ro2" table:number-rows-repeated="1047583">
          <table:table-cell table:number-columns-repeated="64"/>
        </table:table-row>
        <table:table-row table:style-name="ro2">
          <table:table-cell table:number-columns-repeated="64"/>
        </table:table-row>
        <calcext:conditional-formats>
          <calcext:conditional-format calcext:target-range-address="Other.B1:Other.B992">
            <calcext:condition calcext:apply-style-name="ConditionalStyle_1" calcext:value="formula-is(LEN(TRIM([.B1]))&gt;0)" calcext:base-cell-address="Other.B1"/>
          </calcext:conditional-format>
        </calcext:conditional-formats>
      </table:table>
      <table:table table:name="Backgrounds" table:style-name="ta7">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6" table:number-columns-repeated="61" table:default-cell-style-name="Default"/>
        <table:table-row table:style-name="ro1">
          <table:table-cell table:style-name="ce1" office:value-type="string" calcext:value-type="string">
            <text:p>Type</text:p>
          </table:table-cell>
          <table:table-cell table:style-name="ce1" office:value-type="string" calcext:value-type="string">
            <text:p>Link</text:p>
          </table:table-cell>
          <table:table-cell table:style-name="ce1" office:value-type="string" calcext:value-type="string">
            <text:p>UniqueID</text:p>
          </table:table-cell>
          <table:table-cell table:style-name="ce15" table:number-columns-repeated="23"/>
          <table:table-cell table:number-columns-repeated="38"/>
        </table:table-row>
        <table:table-row table:style-name="ro22">
          <table:table-cell table:style-name="ce2" office:value-type="string" calcext:value-type="string">
            <text:p>image</text:p>
          </table:table-cell>
          <table:table-cell table:style-name="ce14" office:value-type="string" calcext:value-type="string">
            <text:p><text:a xlink:href="https://images.pexels.com/photos/1173217/pexels-photo-1173217.jpeg?auto=compress&amp;cs=tinysrgb&amp;dpr=2&amp;h=650&amp;w=940" xlink:type="simple">https://images.pexels.com/photos/1173217/pexels-photo-1173217.jpeg?auto=compress&amp;cs=tinysrgb&amp;dpr=2&amp;h=650&amp;w=940</text:a></text:p>
          </table:table-cell>
          <table:table-cell table:style-name="ce2" office:value-type="string" calcext:value-type="string">
            <text:p>W9UYy</text:p>
          </table:table-cell>
          <table:table-cell table:number-columns-repeated="61"/>
        </table:table-row>
        <table:table-row table:style-name="ro1" table:number-rows-repeated="3">
          <table:table-cell table:style-name="ce2"/>
          <table:table-cell table:style-name="ce14"/>
          <table:table-cell table:style-name="ce2"/>
          <table:table-cell table:number-columns-repeated="61"/>
        </table:table-row>
        <table:table-row table:style-name="ro2" table:number-rows-repeated="1048570">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3:51:28.756734906">00:00:00</text:time></text:p>
        </style:region-right>
      </style:header>
      <style:header-left style:display="false"/>
      <style:footer>
        <text:p>Page <text:page-number>1</text:page-number><text:s/>/ <text:page-count>99</text:page-count></text:p>
      </style:footer>
      <style:footer-left style:display="false"/>
    </style:master-page>
    <style:master-page style:name="PageStyle_5f_Categories" style:display-name="PageStyle_Categories" style:page-layout-name="Mpm3">
      <style:header style:display="false"/>
      <style:header-left style:display="false"/>
      <style:footer style:display="false"/>
      <style:footer-left style:display="false"/>
    </style:master-page>
    <style:master-page style:name="PageStyle_5f_Moments" style:display-name="PageStyle_Moments" style:page-layout-name="Mpm3">
      <style:header style:display="false"/>
      <style:header-left style:display="false"/>
      <style:footer style:display="false"/>
      <style:footer-left style:display="false"/>
    </style:master-page>
    <style:master-page style:name="PageStyle_5f_Suggestions" style:display-name="PageStyle_Suggestions" style:page-layout-name="Mpm3">
      <style:header style:display="false"/>
      <style:header-left style:display="false"/>
      <style:footer style:display="false"/>
      <style:footer-left style:display="false"/>
    </style:master-page>
    <style:master-page style:name="PageStyle_5f_Morning_20_prayer" style:display-name="PageStyle_Morning prayer" style:page-layout-name="Mpm3">
      <style:header style:display="false"/>
      <style:header-left style:display="false"/>
      <style:footer style:display="false"/>
      <style:footer-left style:display="false"/>
    </style:master-page>
    <style:master-page style:name="PageStyle_5f_Confession" style:display-name="PageStyle_Confession"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style:master-page style:name="PageStyle_5f_Backgrounds" style:display-name="PageStyle_Backgrounds" style:page-layout-name="Mpm3">
      <style:header style:display="false"/>
      <style:header-left style:display="false"/>
      <style:footer style:display="false"/>
      <style:footer-left style:display="false"/>
    </style:master-page>
    <style:master-page style:name="PageStyle_5f__23__20_Orgineel_20_van_20_Robin" style:display-name="PageStyle_# Orgineel van Robi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5-01T13:52:09.344440538</dc:date>
    <meta:editing-duration>PT40S</meta:editing-duration>
    <meta:editing-cycles>1</meta:editing-cycles>
    <meta:document-statistic meta:table-count="7" meta:cell-count="217" meta:object-count="0"/>
  </office:meta>
</office:document-meta>
</file>